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71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table:style-name="Default"/>
          <table:table-cell office:value-type="string">
            <text:p>Amra</text:p>
          </table:table-cell>
          <table:table-cell office:value-type="string">
            <text:p>Benny</text:p>
          </table:table-cell>
          <table:table-cell office:value-type="string">
            <text:p>Doris</text:p>
          </table:table-cell>
          <table:table-cell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3-05-07">
            <text:p>07.05.13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besprechung, arbeitsaufteilung</text:p>
          </table:table-cell>
        </table:table-row>
        <table:table-row table:style-name="ro1">
          <table:table-cell office:value-type="date" office:date-value="2013-05-09">
            <text:p>09.05.13</text:p>
          </table:table-cell>
          <table:table-cell table:number-columns-repeated="3" office:value-type="float" office:value="3">
            <text:p>3</text:p>
          </table:table-cell>
          <table:table-cell office:value-type="string">
            <text:p>Installation + git problemchen</text:p>
          </table:table-cell>
        </table:table-row>
        <table:table-row table:style-name="ro1">
          <table:table-cell office:value-type="date" office:date-value="2013-05-14">
            <text:p>14.05.13</text:p>
          </table:table-cell>
          <table:table-cell table:number-columns-repeated="2"/>
          <table:table-cell office:value-type="float" office:value="2.5">
            <text:p>2,5</text:p>
          </table:table-cell>
          <table:table-cell office:value-type="string">
            <text:p>neue ordnerstruktur</text:p>
          </table:table-cell>
        </table:table-row>
        <table:table-row table:style-name="ro1">
          <table:table-cell office:value-type="date" office:date-value="2013-05-15">
            <text:p>15.05.13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string">
            <text:p>zeug installiert und tests wieder zum laufen gebracht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5">15.05.2013</text:date>, <text:time>23:28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35M5S</meta:editing-duration>
    <meta:editing-cycles>4</meta:editing-cycles>
    <meta:generator>OpenOffice.org/3.4$Win32 OpenOffice.org_project/340m1$Build-9590</meta:generator>
    <dc:date>2013-05-15T23:28:05.23</dc:date>
    <meta:document-statistic meta:table-count="3" meta:cell-count="19" meta:object-count="0"/>
    <meta:user-defined meta:name="Info 1"/>
    <meta:user-defined meta:name="Info 2"/>
    <meta:user-defined meta:name="Info 3"/>
    <meta:user-defined meta:name="Info 4"/>
  </office:meta>
</office:document-meta>
</file>